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4.9056in" fo:margin-left="-0.0785in" table:align="left" style:writing-mode="lr-tb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1.3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4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>
      <style:text-properties style:font-name="標楷體" fo:font-size="20pt" style:font-name-asian="標楷體" style:font-size-asian="20pt" style:font-name-complex="標楷體" style:font-size-complex="20pt"/>
    </style:style>
    <style:style style:name="P9" style:family="paragraph" style:parent-style-name="Standard">
      <style:paragraph-properties fo:margin-left="0.3736in" fo:margin-right="0in" fo:text-indent="-0.3736in" style:auto-text-indent="false"/>
    </style:style>
    <style:style style:name="P10" style:family="paragraph" style:parent-style-name="Standard">
      <style:paragraph-properties fo:margin-left="0.5417in" fo:margin-right="0in" fo:text-indent="-0.5417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2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3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14pt"/>
    </style:style>
    <style:style style:name="T7" style:family="text">
      <style:text-properties style:font-name="標楷體" fo:font-size="16pt" style:font-name-asian="標楷體" style:font-size-asian="16pt" style:font-name-complex="標楷體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國立成功大學人工智慧科技碩士學位學程</text:span></text:p>
      <text:p text:style-name="P1"><text:span text:style-name="T2">外籍生基礎課程認定表</text:span></text:p>
      <text:p text:style-name="P3"><text:s/></text:p>
      <text:p text:style-name="P1"><text:span text:style-name="T3"><text:s text:c="40"/></text:span><text:span text:style-name="T4"><text:s/>年 <text:s text:c="2"/>月 <text:s text:c="3"/>日</text:span></text:p>
      <text:p text:style-name="P3"/>
      <text:p text:style-name="P7">入學年度： <text:s text:c="6"/>學號： <text:s text:c="12"/>姓名：</text:p>
      <text:p text:style-name="P2"/>
      <text:p text:style-name="P4">請指導教授認定是否須補修基礎課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基礎課名</text:p>
          </table:table-cell>
          <table:table-cell table:style-name="Table1.A1" office:value-type="string">
            <text:p text:style-name="P5">成績</text:p>
          </table:table-cell>
          <table:table-cell table:style-name="Table1.C1" office:value-type="string">
            <text:p text:style-name="P5">是否補修</text:p>
            <text:p text:style-name="P5">(請指導教授填寫是或否)</text:p>
          </table:table-cell>
        </table:table-row>
        <table:table-row table:style-name="Table1.1">
          <table:table-cell table:style-name="Table1.A1" office:value-type="string">
            <text:p text:style-name="P5">計算機組織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資料結構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線性代數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8"/>
      <text:p text:style-name="Standard"><text:span text:style-name="T7"><text:s text:c="35"/>指導教授： <text:s text:c="15"/></text:span></text:p>
      <text:p text:style-name="Standard"><text:span text:style-name="T7"><text:s text:c="16"/></text:span></text:p>
      <text:p text:style-name="P9"><text:span text:style-name="T4">註：請附大學成績單，於</text:span><text:span text:style-name="T6">每學期開學後7天內經指導教授認定簽章後送系辦李郁柔小姐</text:span><text:span text:style-name="T4">。</text:span></text:p>
      <text:p text:style-name="P10"><text:span text:style-name="T3"><text:s text:c="45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0819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醫學資訊研究所</dc:title>
    <meta:initial-creator>Microsoft</meta:initial-creator>
    <meta:creation-date>2021-08-03T00:59:00</meta:creation-date>
    <dc:creator>Windows 使用者</dc:creator>
    <dc:date>2021-08-03T00:59:00</dc:date>
    <meta:editing-cycles>2</meta:editing-cycles>
    <meta:editing-duration>PT1M</meta:editing-duration>
    <meta:document-statistic meta:table-count="1" meta:image-count="0" meta:object-count="0" meta:page-count="1" meta:paragraph-count="17" meta:word-count="136" meta:character-count="317" meta:non-whitespace-character-count="136"/>
    <meta:generator>LibreOffice/5.4.7.2$Linux_X86_64 LibreOffice_project/c838ef25c16710f8838b1faec480ebba495259d0</meta:generator>
  </office:meta>
</office:document-meta>
</file>